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P6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7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/>
      <style:text-properties officeooo:rsid="0018d8bd" officeooo:paragraph-rsid="0018d8bd"/>
    </style:style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normal">
      <style:paragraph-properties fo:margin-left="0.009cm" fo:margin-right="0cm" fo:text-indent="0cm" style:auto-text-indent="false"/>
    </style:style>
    <style:style style:name="P12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13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14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5" style:family="paragraph" style:parent-style-name="normal" style:list-style-name="L1">
      <style:paragraph-properties fo:margin-left="0.009cm" fo:margin-right="0cm" fo:text-indent="0cm" style:auto-text-indent="false"/>
    </style:style>
    <style:style style:name="P16" style:family="paragraph" style:parent-style-name="normal" style:list-style-name="L2">
      <style:paragraph-properties fo:margin-left="0.009cm" fo:margin-right="0cm" fo:text-indent="0cm" style:auto-text-indent="false"/>
    </style:style>
    <style:style style:name="P17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6pt" style:font-name-asian="Arial1" style:font-size-asian="16pt" style:font-name-complex="Arial1" style:font-size-complex="16pt"/>
    </style:style>
    <style:style style:name="T2" style:family="text">
      <style:text-properties style:font-name="Arial" fo:font-size="16pt" officeooo:rsid="0018d8bd" style:font-name-asian="Arial1" style:font-size-asian="16pt" style:font-name-complex="Arial1" style:font-size-complex="16pt"/>
    </style:style>
    <style:style style:name="T3" style:family="text">
      <style:text-properties style:font-name="Arial" fo:font-size="16pt" officeooo:rsid="00264a6c" style:font-name-asian="Arial1" style:font-size-asian="16pt" style:font-name-complex="Arial1" style:font-size-complex="16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fo:font-weight="bold" officeooo:rsid="0017c5da" style:font-name-asian="Arial1" style:font-weight-asian="bold" style:font-name-complex="Arial1"/>
    </style:style>
    <style:style style:name="T6" style:family="text">
      <style:text-properties style:font-name="Arial" fo:font-weight="bold" officeooo:rsid="0018d8bd" style:font-name-asian="Arial1" style:font-weight-asian="bold" style:font-name-complex="Arial1"/>
    </style:style>
    <style:style style:name="T7" style:family="text">
      <style:text-properties style:font-name="Arial" fo:font-weight="bold" officeooo:rsid="001ba614" style:font-name-asian="Arial1" style:font-weight-asian="bold" style:font-name-complex="Arial1"/>
    </style:style>
    <style:style style:name="T8" style:family="text">
      <style:text-properties style:font-name="Arial" fo:font-weight="bold" officeooo:rsid="001d24d8" style:font-name-asian="Arial1" style:font-weight-asian="bold" style:font-name-complex="Arial1"/>
    </style:style>
    <style:style style:name="T9" style:family="text">
      <style:text-properties style:font-name="Arial" fo:font-weight="bold" officeooo:rsid="00221eff" style:font-name-asian="Arial1" style:font-weight-asian="bold" style:font-name-complex="Arial1"/>
    </style:style>
    <style:style style:name="T10" style:family="text">
      <style:text-properties style:font-name="Arial" fo:font-weight="bold" officeooo:rsid="00254319" style:font-name-asian="Arial1" style:font-weight-asian="bold" style:font-name-complex="Arial1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style:font-name="MS Gothic" style:font-name-asian="MS Gothic1" style:font-name-complex="MS Gothic1"/>
    </style:style>
    <style:style style:name="T15" style:family="text">
      <style:text-properties officeooo:rsid="0018d8bd"/>
    </style:style>
    <style:style style:name="T16" style:family="text">
      <style:text-properties officeooo:rsid="0019bc4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Project name: </text:span><text:span text:style-name="T5">Polr</text:span></text:p>
      <text:p text:style-name="P4"><text:span text:style-name="T4">Product version: </text:span><text:span text:style-name="T5">2.2.0</text:span></text:p>
      <text:p text:style-name="P6"/>
      <text:p text:style-name="P4"><text:span text:style-name="T4">Test writer name: </text:span><text:span text:style-name="T5">Nabil OUKDIM</text:span></text:p>
      <text:p text:style-name="P4"><text:span text:style-name="T4">Test approver name: </text:span><text:span text:style-name="T5">Gilles Fritz</text:span></text:p>
      <text:p text:style-name="P6">Test approbation date:</text:p>
      <text:p text:style-name="P6"/>
      <text:p text:style-name="P6"/>
      <text:p text:style-name="P6"/>
      <text:p text:style-name="P4"><text:span text:style-name="T4">Test title: </text:span><text:span text:style-name="T5">Chargement de la page et click sur “About”</text:span></text:p>
      <text:p text:style-name="P6"><text:bookmark text:name="_heading=h.gjdgxs"/></text:p>
      <text:p text:style-name="P6">Test configuration:</text:p>
      <text:list xml:id="list2575380094" text:style-name="WWNum2">
        <text:list-item>
          <text:p text:style-name="P13"><text:span text:style-name="T11">Operating System + Service pack: </text:span><text:span text:style-name="T12">Ubuntu 19.10 64 bits</text:span></text:p>
        </text:list-item>
        <text:list-item>
          <text:p text:style-name="P13"><text:span text:style-name="T11">Browser + version: </text:span><text:span text:style-name="T13">Firefox – version 78.0.2</text:span></text:p>
        </text:list-item>
      </text:list>
      <text:p text:style-name="P6"/>
      <text:p text:style-name="P6"/>
      <text:p text:style-name="P6">Initials conditions:</text:p>
      <text:p text:style-name="P6"/>
      <text:p text:style-name="P4"><text:span text:style-name="T4">- </text:span><text:span text:style-name="T6">Un nouvel onglet est ouvert dans le navigateur Firefox</text:span></text:p>
      <text:p text:style-name="P4"><text:span text:style-name="T6">- </text:span><text:span text:style-name="T8">L</text:span><text:span text:style-name="T9">ogger en “A</text:span><text:span text:style-name="T10">DMIN</text:span><text:span text:style-name="T9">” </text:span></text:p>
      <text:p text:style-name="P6"/>
      <text:p text:style-name="P6">Test steps: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3347285540" text:style-name="WWNum3">
              <text:list-item>
                <text:p text:style-name="P14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15">Chargement de la page “http://polr.stationmyr.net/”</text:span></text:p>
            <text:p text:style-name="P8"/>
            <text:p text:style-name="P8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8">Expected results: </text:p>
            <text:p text:style-name="P9">La page est correctement chargé et l’URL est bien présente dans la barre de navigation</text:p>
          </table:table-cell>
          <table:table-cell table:style-name="Tableau1.B1" office:value-type="string">
            <text:list xml:id="list1837210065" text:style-name="L1">
              <text:list-item>
                <text:p text:style-name="P15">Pass</text:p>
              </text:list-item>
            </text:list>
            <text:p text:style-name="P11"><text:span text:style-name="T14">☐ <text:s/></text:span>Fail</text:p>
          </table:table-cell>
          <table:table-cell table:style-name="Tableau1.B1" office:value-type="string">
            <text:p text:style-name="P8">Remark N°</text:p>
          </table:table-cell>
        </table:table-row>
        <table:table-row table:style-name="Tableau1.1">
          <table:table-cell table:style-name="Tableau1.A1" table:number-rows-spanned="2" office:value-type="string">
            <text:list xml:id="list154750390308873" text:continue-list="list3347285540" text:style-name="WWNum3">
              <text:list-item>
                <text:p text:style-name="P14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15">Clic sur le lien “About”</text:span></text:p>
            <text:p text:style-name="P8"/>
            <text:p text:style-name="P8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8">Expected results: </text:p>
            <text:p text:style-name="P9">Lien de la page fonctionne correctement, l’affichage du contenu est correct ainsi que la version “<text:span text:style-name="T16">powered by Polr 2”</text:span></text:p>
          </table:table-cell>
          <table:table-cell table:style-name="Tableau1.B1" office:value-type="string">
            <text:list xml:id="list2134776346" text:style-name="L2">
              <text:list-item>
                <text:p text:style-name="P16">Pass</text:p>
              </text:list-item>
            </text:list>
            <text:p text:style-name="P11"><text:span text:style-name="T14">☐</text:span>Fail</text:p>
          </table:table-cell>
          <table:table-cell table:style-name="Tableau1.B1" office:value-type="string">
            <text:p text:style-name="P8">Remark N°</text:p>
          </table:table-cell>
        </table:table-row>
      </table:table>
      <text:p text:style-name="P6"><text:soft-page-break/></text:p>
      <text:p text:style-name="P6"/>
      <text:p text:style-name="P10">List of remarks (Description of deviations, remarks…):</text:p>
      <text:list xml:id="list4123335566" text:style-name="WWNum1">
        <text:list-item>
          <text:p text:style-name="P17"/>
        </text:list-item>
        <text:list-item>
          <text:p text:style-name="P17"/>
        </text:list-item>
      </text:list>
      <text:p text:style-name="P6"/>
      <text:p text:style-name="P6"/>
      <text:p text:style-name="P4"><text:span text:style-name="T4">Tester name: </text:span><text:span text:style-name="T7">Nabil OUKDI</text:span><text:span text:style-name="T8">M</text:span></text:p>
      <text:p text:style-name="P4"><text:span text:style-name="T4">Test execution date: </text:span><text:span text:style-name="T7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6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27bf6e"/>
    </style:style>
    <style:style style:name="M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18d8bd" style:font-name-asian="Arial1" style:font-size-asian="16pt" style:font-name-complex="Arial1" style:font-size-complex="16pt"/>
    </style:style>
    <style:style style:name="MT3" style:family="text">
      <style:text-properties style:font-name="Arial" fo:font-size="16pt" officeooo:rsid="00264a6c" style:font-name-asian="Arial1" style:font-size-asian="16pt" style:font-name-complex="Arial1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Test Url + Link About</text:span><text:span text:style-name="MT3">”</text:span><text:span text:style-name="MT1">”</text:span></text:p>
            </table:table-cell>
            <table:table-cell table:style-name="Tableau2.B1" office:value-type="string">
              <text:p text:style-name="MP4">Functional Test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3:30:55.445549023</dc:date>
    <meta:editing-duration>PT33M48S</meta:editing-duration>
    <meta:editing-cycles>8</meta:editing-cycles>
    <meta:generator>LibreOffice/6.3.5.2$Linux_X86_64 LibreOffice_project/30$Build-2</meta:generator>
    <meta:document-statistic meta:table-count="2" meta:image-count="0" meta:object-count="0" meta:page-count="2" meta:paragraph-count="34" meta:word-count="155" meta:character-count="938" meta:non-whitespace-character-count="816"/>
  </office:meta>
</office:document-meta>
</file>